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  <style:text-properties fo:font-size="7pt" style:font-size-asian="7pt" style:font-size-complex="7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5pt" style:font-size-asian="5pt" style:font-size-complex="5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5pt" style:font-size-asian="5pt" style:font-size-complex="5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cm" svg:height="0.6cm" svg:x="14.9cm" svg:y="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0.6cm" svg:x="14.8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0.6cm" svg:x="14.7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6cm" svg:x="4.8cm" svg:y="3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6cm" svg:x="5.4cm" svg:y="3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0.6cm" svg:x="6cm" svg:y="3.6cm">
          <text:p text:style-name="P2"><text:span text:style-name="T1">0x4 (MEM_CTL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cm" svg:height="0.6cm" svg:x="14.6cm" svg:y="4.4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5cm" svg:height="0.6cm" svg:x="3.44cm" svg:y="3.6cm">
          <text:p text:style-name="P2"><text:span text:style-name="T1">Host TX: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5cm" svg:height="0.6cm" svg:x="3.44cm" svg:y="4.4cm">
          <text:p text:style-name="P2"><text:span text:style-name="T1">Host RX: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0.6cm" svg:x="4.8cm" svg:y="3cm">
          <text:p text:style-name="P2"><text:span text:style-name="T1">Command fram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0.6cm" svg:x="9.7cm" svg:y="3cm">
          <text:p text:style-name="P2"><text:span text:style-name="T1">Data fram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6cm" svg:x="14cm" svg:y="3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6cm" svg:x="13.5cm" svg:y="3.6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6cm" svg:x="13cm" svg:y="3.6cm">
          <text:p text:style-name="P2"><text:span text:style-name="T2">mem</text:span><text:span text:style-name="T2"><text:line-break/></text:span><text:span text:style-name="T2">re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6cm" svg:x="12.5cm" svg:y="3.6cm">
          <text:p text:style-name="P2"><text:span text:style-name="T2">B/W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8cm" svg:height="0.6cm" svg:x="9.7cm" svg:y="3.6cm">
          <text:p text:style-name="P2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0.6cm" svg:x="14.6cm" svg:y="3cm">
          <text:p text:style-name="P2"><text:span text:style-name="T1">Burst Fram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5cm" svg:height="5.25cm" draw:transform="rotate (-1.57079632679579) translate (19.9cm 5.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4.05cm" svg:height="0.6cm" svg:x="15.5cm" svg:y="5.75cm">
          <text:p text:style-name="P2"><text:span text:style-name="T1">x MEM_CNT x (2-MEM_CTL.B/W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8T18:34:38</meta:creation-date>
    <dc:date>2009-07-12T22:25:51</dc:date>
    <meta:editing-duration>PT07H52M25S</meta:editing-duration>
    <meta:editing-cycles>33</meta:editing-cycles>
    <meta:generator>OpenOffice.org/3.1$Unix OpenOffice.org_project/310m21$Build-9319</meta:generator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